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formula="of:=PI()*2" office:value-type="float" office:value="6.28318530717959" calcext:value-type="float">
            <text:p>6.283185307179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$A3]*[.$B$1]/[.$A$1])" office:value-type="float" office:value="0" calcext:value-type="float">
            <text:p>0</text:p>
          </table:table-cell>
          <table:table-cell table:formula="of:=COS([.$A3]*[.$B$1]/[.$A$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$A4]*[.$B$1]/[.$A$1])" office:value-type="float" office:value="0.707106781186547" calcext:value-type="float">
            <text:p>0.707106781186547</text:p>
          </table:table-cell>
          <table:table-cell table:formula="of:=COS([.$A4]*[.$B$1]/[.$A$1])" office:value-type="float" office:value="0.707106781186548" calcext:value-type="float">
            <text:p>0.707106781186548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$A5]*[.$B$1]/[.$A$1])" office:value-type="float" office:value="1" calcext:value-type="float">
            <text:p>1</text:p>
          </table:table-cell>
          <table:table-cell table:formula="of:=COS([.$A5]*[.$B$1]/[.$A$1])" office:value-type="float" office:value="6.12323399573677E-017" calcext:value-type="float">
            <text:p>6.12323399573677E-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$A6]*[.$B$1]/[.$A$1])" office:value-type="float" office:value="0.707106781186548" calcext:value-type="float">
            <text:p>0.707106781186548</text:p>
          </table:table-cell>
          <table:table-cell table:formula="of:=COS([.$A6]*[.$B$1]/[.$A$1])" office:value-type="float" office:value="-0.707106781186547" calcext:value-type="float">
            <text:p>-0.707106781186547</text:p>
          </table:table-cell>
          <table:table-cell table:number-columns-repeated="2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$A7]*[.$B$1]/[.$A$1])" office:value-type="float" office:value="1.22464679914735E-016" calcext:value-type="float">
            <text:p>1.22464679914735E-16</text:p>
          </table:table-cell>
          <table:table-cell table:formula="of:=COS([.$A7]*[.$B$1]/[.$A$1]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$A8]*[.$B$1]/[.$A$1])" office:value-type="float" office:value="-0.707106781186547" calcext:value-type="float">
            <text:p>-0.707106781186547</text:p>
          </table:table-cell>
          <table:table-cell table:formula="of:=COS([.$A8]*[.$B$1]/[.$A$1])" office:value-type="float" office:value="-0.707106781186548" calcext:value-type="float">
            <text:p>-0.707106781186548</text:p>
          </table:table-cell>
          <table:table-cell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$A9]*[.$B$1]/[.$A$1])" office:value-type="float" office:value="-1" calcext:value-type="float">
            <text:p>-1</text:p>
          </table:table-cell>
          <table:table-cell table:formula="of:=COS([.$A9]*[.$B$1]/[.$A$1])" office:value-type="float" office:value="-1.83697019872103E-016" calcext:value-type="float">
            <text:p>-1.83697019872103E-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$A10]*[.$B$1]/[.$A$1])" office:value-type="float" office:value="-0.707106781186548" calcext:value-type="float">
            <text:p>-0.707106781186548</text:p>
          </table:table-cell>
          <table:table-cell table:formula="of:=COS([.$A10]*[.$B$1]/[.$A$1])" office:value-type="float" office:value="0.707106781186547" calcext:value-type="float">
            <text:p>0.7071067811865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$A11]*[.$B$1]/[.$A$1])" office:value-type="float" office:value="-2.44929359829471E-016" calcext:value-type="float">
            <text:p>-2.44929359829471E-16</text:p>
          </table:table-cell>
          <table:table-cell table:formula="of:=COS([.$A11]*[.$B$1]/[.$A$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$A12]*[.$B$1]/[.$A$1])" office:value-type="float" office:value="0.707106781186547" calcext:value-type="float">
            <text:p>0.707106781186547</text:p>
          </table:table-cell>
          <table:table-cell table:formula="of:=COS([.$A12]*[.$B$1]/[.$A$1])" office:value-type="float" office:value="0.707106781186548" calcext:value-type="float">
            <text:p>0.70710678118654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$A13]*[.$B$1]/[.$A$1])" office:value-type="float" office:value="1" calcext:value-type="float">
            <text:p>1</text:p>
          </table:table-cell>
          <table:table-cell table:formula="of:=COS([.$A13]*[.$B$1]/[.$A$1])" office:value-type="float" office:value="3.06161699786838E-016" calcext:value-type="float">
            <text:p>3.06161699786838E-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$A14]*[.$B$1]/[.$A$1])" office:value-type="float" office:value="0.707106781186548" calcext:value-type="float">
            <text:p>0.707106781186548</text:p>
          </table:table-cell>
          <table:table-cell table:formula="of:=COS([.$A14]*[.$B$1]/[.$A$1])" office:value-type="float" office:value="-0.707106781186547" calcext:value-type="float">
            <text:p>-0.70710678118654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$A15]*[.$B$1]/[.$A$1])" office:value-type="float" office:value="3.67394039744206E-016" calcext:value-type="float">
            <text:p>3.67394039744206E-16</text:p>
          </table:table-cell>
          <table:table-cell table:formula="of:=COS([.$A15]*[.$B$1]/[.$A$1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$A16]*[.$B$1]/[.$A$1])" office:value-type="float" office:value="-0.707106781186548" calcext:value-type="float">
            <text:p>-0.707106781186548</text:p>
          </table:table-cell>
          <table:table-cell table:formula="of:=COS([.$A16]*[.$B$1]/[.$A$1])" office:value-type="float" office:value="-0.707106781186547" calcext:value-type="float">
            <text:p>-0.70710678118654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$A17]*[.$B$1]/[.$A$1])" office:value-type="float" office:value="-1" calcext:value-type="float">
            <text:p>-1</text:p>
          </table:table-cell>
          <table:table-cell table:formula="of:=COS([.$A17]*[.$B$1]/[.$A$1])" office:value-type="float" office:value="-4.28626379701574E-016" calcext:value-type="float">
            <text:p>-4.28626379701574E-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$A18]*[.$B$1]/[.$A$1])" office:value-type="float" office:value="-0.707106781186548" calcext:value-type="float">
            <text:p>-0.707106781186548</text:p>
          </table:table-cell>
          <table:table-cell table:formula="of:=COS([.$A18]*[.$B$1]/[.$A$1])" office:value-type="float" office:value="0.707106781186547" calcext:value-type="float">
            <text:p>0.70710678118654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$A19]*[.$B$1]/[.$A$1])" office:value-type="float" office:value="-4.89858719658941E-016" calcext:value-type="float">
            <text:p>-4.89858719658941E-16</text:p>
          </table:table-cell>
          <table:table-cell table:formula="of:=COS([.$A19]*[.$B$1]/[.$A$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$A20]*[.$B$1]/[.$A$1])" office:value-type="float" office:value="0.707106781186548" calcext:value-type="float">
            <text:p>0.707106781186548</text:p>
          </table:table-cell>
          <table:table-cell table:formula="of:=COS([.$A20]*[.$B$1]/[.$A$1])" office:value-type="float" office:value="0.707106781186547" calcext:value-type="float">
            <text:p>0.70710678118654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$A21]*[.$B$1]/[.$A$1])" office:value-type="float" office:value="1" calcext:value-type="float">
            <text:p>1</text:p>
          </table:table-cell>
          <table:table-cell table:formula="of:=COS([.$A21]*[.$B$1]/[.$A$1])" office:value-type="float" office:value="5.51091059616309E-016" calcext:value-type="float">
            <text:p>5.51091059616309E-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$A22]*[.$B$1]/[.$A$1])" office:value-type="float" office:value="0.707106781186549" calcext:value-type="float">
            <text:p>0.707106781186549</text:p>
          </table:table-cell>
          <table:table-cell table:formula="of:=COS([.$A22]*[.$B$1]/[.$A$1])" office:value-type="float" office:value="-0.707106781186546" calcext:value-type="float">
            <text:p>-0.7071067811865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9:21:37.356337061</meta:creation-date>
    <dc:date>2019-12-04T11:12:12.104192481</dc:date>
    <meta:editing-duration>P1DT15H40M24S</meta:editing-duration>
    <meta:editing-cycles>1</meta:editing-cycles>
    <meta:document-statistic meta:table-count="1" meta:cell-count="78" meta:object-count="0"/>
    <meta:generator>LibreOffice/6.0.2.1$MacOSX_X86_64 LibreOffice_project/f7f06a8f319e4b62f9bc5095aa112a65d2f3ac89</meta:generator>
  </office:meta>
</office:document-meta>
</file>